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Times" svg:font-family="Times"/>
    <style:font-face style:name="DejaVu Sans Mono" svg:font-family="'DejaVu Sans Mono'" style:font-family-generic="modern" style:font-pitch="fixed"/>
    <style:font-face style:name="DejaVu Sans" svg:font-family="'DejaVu Sans'" style:font-family-generic="system" style:font-pitch="variable"/>
  </office:font-face-decls>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Writing tntnet components without ecpp</text:h>
      <text:p text:style-name="Standard">Components, which run in tntnet, must be derived from tnt::Component and must have a static object derived from tnt::ComponentFactory. The ctor of tnt::ComponentFactory takes the name of the component, which is used to identify the class, as a parameter. A pure virtual method „tnt::Component* doCreate(const tnt::Compident&amp; ci, const tnt::Urlmapper&amp; um, tnt::Comploader&amp; cl)“ needs to be specified, which returns a pointer to an instance of the component.</text:p>
      <text:p text:style-name="Standard">To actually make something useful, the component should override the virtual functor method „unsigned operator() (HttpRequest&amp; request, HttpReply&amp; reply, tnt::QueryParams&amp; qparam, bool top)“. The return code of that method is the http-error-code, returned to the client. Constants for these http return codes are defined in the header &lt;tnt/http.h&gt;. The most common coode is HTTP_OK, which indicates, that no errors occured.</text:p>
      <text:p text:style-name="Standard">The tnt::Comploader-object passed to the doCreate-method of the factory is used for calling other components. This comploader has a method „tnt::Component&amp; fetchComp(const Compident&amp; compident, const Urlmapper&amp; rootmapper)“, which returns a reference to a component identified by the component identifier tnt::Compident. If the component is not found, an exception of type cxxtools::dl::Error is thrown. If you don't catch the error, tntnet returns a HTTP_NOT_FOUND (404) to the client.</text:p>
      <text:p text:style-name="Standard">Since you need these parameters in the component and not the doCreate-method, you should pass the references to the constructor of your component and store there for later use.</text:p>
      <text:p text:style-name="Standard">Since this is so common, a class and a template is available.</text:p>
      <text:p text:style-name="Standard">The class is tnt::EcppComponent, which takes the three parameters from doCreate as parameters to the constuctor and stores them. They are not available directly but template helper methods make it easy to call other components. The most common way to call these templates is to use „unsigned callComp(Compident, HttpReaquest&amp; request, HttpReply&amp; reply, QueryParams&amp; qparam)“.</text:p>
      <text:p text:style-name="Standard">The template „template &lt;typename ComponentType&gt; class ComponentFactoryImpl“ implements a component factory, which creates components, which take the three parameters of doCreate as ctor parameters.</text:p>
      <text:p text:style-name="Standard">Here is a example of a component implementation:</text:p>
      <text:p text:style-name="Standard"/>
      <text:p text:style-name="Preformatted_20_Text">#include &lt;tnt/ecpp.h&gt;</text:p>
      <text:p text:style-name="Preformatted_20_Text">#include &lt;tnt/componentfactory.h&gt;</text:p>
      <text:p text:style-name="Preformatted_20_Text">#include &lt;tnt/http.h&gt;</text:p>
      <text:p text:style-name="Preformatted_20_Text">#include &lt;tnt/httpreply.h&gt;</text:p>
      <text:p text:style-name="Preformatted_20_Text"/>
      <text:p text:style-name="Preformatted_20_Text">class MyComponent : public tnt::EcppComponent</text:p>
      <text:p text:style-name="Preformatted_20_Text">{</text:p>
      <text:p text:style-name="Preformatted_20_Text"><text:s text:c="2"/>public:</text:p>
      <text:p text:style-name="Preformatted_20_Text"><text:s text:c="4"/>MyComponent(const tnt::Compident&amp; ci, const tnt::Urlmapper&amp; um,</text:p>
      <text:p text:style-name="Preformatted_20_Text"><text:s text:c="8"/>tnt::Comploader&amp; cl)</text:p>
      <text:p text:style-name="Preformatted_20_Text"><text:s text:c="6"/>: tnt::EcppComponent(ci, um, cl)</text:p>
      <text:p text:style-name="Preformatted_20_Text"><text:s text:c="6"/>{ }</text:p>
      <text:p text:style-name="Preformatted_20_Text"><text:s text:c="4"/>unsigned operator() (tnt::HttpRequest&amp; request, tnt::HttpReply&amp; reply,</text:p>
      <text:p text:style-name="Preformatted_20_Text"><text:s text:c="25"/>tnt::QueryParams&amp; qparam);</text:p>
      <text:p text:style-name="Preformatted_20_Text">};</text:p>
      <text:p text:style-name="Preformatted_20_Text"/>
      <text:p text:style-name="Preformatted_20_Text">static tnt::ComponentFactoryImpl&lt;MyComponent&gt; myFactory("mycomponent");</text:p>
      <text:p text:style-name="Preformatted_20_Text"/>
      <text:p text:style-name="Preformatted_20_Text">unsigned MyComponent::operator() (tnt::HttpRequest&amp; request,</text:p>
      <text:p text:style-name="Preformatted_20_Text"><text:s text:c="2"/>tnt::HttpReply&amp; reply, tnt::QueryParams&amp; qparam)</text:p>
      <text:p text:style-name="Preformatted_20_Text">{</text:p>
      <text:p text:style-name="Preformatted_20_Text"><text:s text:c="2"/>// call the header component</text:p>
      <text:p text:style-name="Preformatted_20_Text"><text:s text:c="2"/>callComp(tnt::Compident(getCompident().libname, "header"), request, reply,</text:p>
      <text:p text:style-name="Preformatted_20_Text"><text:s text:c="4"/>qparam);</text:p>
      <text:p text:style-name="Preformatted_20_Text"/>
      <text:p text:style-name="Preformatted_20_Text"><text:s text:c="2"/>// produce some output</text:p>
      <text:p text:style-name="Preformatted_20_Text"><text:s text:c="2"/>reply.out() &lt;&lt; "Hello World!" &lt;&lt; std::endl;</text:p>
      <text:p text:style-name="Preformatted_20_Text"/>
      <text:p text:style-name="Preformatted_20_Text"><text:s text:c="2"/>// call the footer component</text:p>
      <text:p text:style-name="Preformatted_20_Text"><text:s text:c="2"/>callComp(tnt::Compident(getCompident().libname, "footer"), request, reply,</text:p>
      <text:p text:style-name="Preformatted_20_Text"><text:s text:c="4"/>qparam);</text:p>
      <text:p text:style-name="Preformatted_20_Text"/>
      <text:p text:style-name="Preformatted_20_Text"><text:s text:c="2"/>// no errors occured</text:p>
      <text:p text:style-name="Preformatted_20_Text"><text:s text:c="2"/>return HTTP_OK;</text:p>
      <text:p text:style-name="Preformatted_20_Tex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Times" svg:font-family="Times"/>
    <style:font-face style:name="DejaVu Sans Mono" svg:font-family="'DejaVu Sans Mono'" style:font-family-generic="modern" style:font-pitch="fixed"/>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Times" style:font-size-asian="12pt"/>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Unix OpenOffice.org_project/680m14$Build-9134</meta:generator>
    <meta:creation-date>2008-02-01T22:13:31</meta:creation-date>
    <dc:date>2008-05-03T00:10:21</dc:date>
    <dc:language>de-DE</dc:language>
    <meta:editing-cycles>5</meta:editing-cycles>
    <meta:user-defined meta:name="Info 1"/>
    <meta:user-defined meta:name="Info 2"/>
    <meta:user-defined meta:name="Info 3"/>
    <meta:user-defined meta:name="Info 4"/>
    <meta:document-statistic meta:table-count="0" meta:image-count="0" meta:object-count="0" meta:page-count="2" meta:paragraph-count="38" meta:word-count="455" meta:character-count="3212"/>
  </office:meta>
</office:document-meta>
</file>